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AgencyName">
            <text:p>AgencyName</text:p>
          </table:table-cell>
          <table:table-cell table:style-name="pd1" office:value-type="string" office:string-value="Population">
            <text:p>Population</text:p>
          </table:table-cell>
          <table:table-cell table:style-name="pd1" office:value-type="string" office:string-value="ViolentCrimeTotal">
            <text:p>ViolentCrimeTotal</text:p>
          </table:table-cell>
          <table:table-cell table:style-name="pd1" office:value-type="string" office:string-value="Murder">
            <text:p>Murder</text:p>
          </table:table-cell>
          <table:table-cell table:style-name="pd1" office:value-type="string" office:string-value="Rape">
            <text:p>Rape</text:p>
          </table:table-cell>
          <table:table-cell table:style-name="pd1" office:value-type="string" office:string-value="Robbery">
            <text:p>Robbery</text:p>
          </table:table-cell>
          <table:table-cell table:style-name="pd1" office:value-type="string" office:string-value="AggravatedAssault">
            <text:p>AggravatedAssault</text:p>
          </table:table-cell>
          <table:table-cell table:style-name="pd1" office:value-type="string" office:string-value="PropertyCrimeTotal">
            <text:p>PropertyCrimeTotal</text:p>
          </table:table-cell>
          <table:table-cell table:style-name="pd1" office:value-type="string" office:string-value="Burglary">
            <text:p>Burglary</text:p>
          </table:table-cell>
          <table:table-cell table:style-name="pd1" office:value-type="string" office:string-value="LarcenyTheft">
            <text:p>LarcenyTheft</text:p>
          </table:table-cell>
          <table:table-cell table:style-name="pd1" office:value-type="string" office:string-value="MotorVehicleTheft">
            <text:p>MotorVehicleTheft</text:p>
          </table:table-cell>
          <table:table-cell table:style-name="pd1" office:value-type="string" office:string-value="Unnamed: 11">
            <text:p>Unnamed: 11</text:p>
          </table:table-cell>
        </table:table-row>
        <table:table-row>
          <table:table-cell office:value-type="string" office:string-value="Adams County Sheriff's Office">
            <text:p>Adams County Sheriff's Office</text:p>
          </table:table-cell>
          <table:table-cell office:value-type="float" office:value="20847">
            <text:p>20847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en County Sheriff's Office">
            <text:p>Allen County Sheriff's Office</text:p>
          </table:table-cell>
          <table:table-cell office:value-type="float" office:value="22928">
            <text:p>2292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59">
            <text:p>359</text:p>
          </table:table-cell>
          <table:table-cell office:value-type="float" office:value="81">
            <text:p>81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hland County Sheriff's Office">
            <text:p>Ashland County Sheriff's Office</text:p>
          </table:table-cell>
          <table:table-cell office:value-type="float" office:value="29377">
            <text:p>2937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htabula County Sheriff's Office">
            <text:p>Ashtabula County Sheriff's Office</text:p>
          </table:table-cell>
          <table:table-cell office:value-type="float" office:value="50240">
            <text:p>5024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9">
            <text:p>289</text:p>
          </table:table-cell>
          <table:table-cell office:value-type="float" office:value="46">
            <text:p>46</text:p>
          </table:table-cell>
          <table:table-cell office:value-type="float" office:value="195">
            <text:p>195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thens County Sheriff's Office">
            <text:p>Athens County Sheriff's Office</text:p>
          </table:table-cell>
          <table:table-cell office:value-type="float" office:value="29101">
            <text:p>291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21">
            <text:p>2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uglaize County Sheriff's Office">
            <text:p>Auglaize County Sheriff's Office</text:p>
          </table:table-cell>
          <table:table-cell office:value-type="float" office:value="18320">
            <text:p>18320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lmont County Sheriff's Office">
            <text:p>Belmont County Sheriff's Office</text:p>
          </table:table-cell>
          <table:table-cell office:value-type="float" office:value="28319">
            <text:p>28319</text:p>
          </table:table-cell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rroll County Sheriff's Office">
            <text:p>Carroll County Sheriff's Office</text:p>
          </table:table-cell>
          <table:table-cell office:value-type="float" office:value="21564">
            <text:p>21564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hampaign County Sheriff's Office">
            <text:p>Champaign County Sheriff's Office</text:p>
          </table:table-cell>
          <table:table-cell office:value-type="float" office:value="22329">
            <text:p>22329</text:p>
          </table:table-cell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ark County Sheriff's Office">
            <text:p>Clark County Sheriff's Office</text:p>
          </table:table-cell>
          <table:table-cell office:value-type="float" office:value="64340">
            <text:p>64340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10">
            <text:p>310</text:p>
          </table:table-cell>
          <table:table-cell office:value-type="float" office:value="65">
            <text:p>65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ermont County Sheriff's Office">
            <text:p>Clermont County Sheriff's Office</text:p>
          </table:table-cell>
          <table:table-cell office:value-type="float" office:value="63993">
            <text:p>6399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306">
            <text:p>306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inton County Sheriff's Office">
            <text:p>Clinton County Sheriff's Office</text:p>
          </table:table-cell>
          <table:table-cell office:value-type="float" office:value="21646">
            <text:p>21646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lumbiana County Sheriff's Office">
            <text:p>Columbiana County Sheriff's Office</text:p>
          </table:table-cell>
          <table:table-cell office:value-type="float" office:value="36377">
            <text:p>36377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shocton County Sheriff's Office">
            <text:p>Coshocton County Sheriff's Office</text:p>
          </table:table-cell>
          <table:table-cell office:value-type="float" office:value="34210">
            <text:p>34210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4">
            <text:p>19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awford County Sheriff's Office">
            <text:p>Crawford County Sheriff's Office</text:p>
          </table:table-cell>
          <table:table-cell office:value-type="float" office:value="14316">
            <text:p>14316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uyahoga County Sheriff's Office">
            <text:p>Cuyahoga County Sheriff's Office</text:p>
          </table:table-cell>
          <table:table-cell office:value-type="float" office:value="0">
            <text:p/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arke County Sheriff's Office">
            <text:p>Darke County Sheriff's Office</text:p>
          </table:table-cell>
          <table:table-cell office:value-type="float" office:value="32736">
            <text:p>32736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efiance County Sheriff's Office">
            <text:p>Defiance County Sheriff's Office</text:p>
          </table:table-cell>
          <table:table-cell office:value-type="float" office:value="17679">
            <text:p>17679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elaware County Sheriff's Office">
            <text:p>Delaware County Sheriff's Office</text:p>
          </table:table-cell>
          <table:table-cell office:value-type="float" office:value="101001">
            <text:p>101001</text:p>
          </table:table-cell>
          <table:table-cell office:value-type="float" office:value="42">
            <text:p>42</text:p>
          </table:table-cell>
          <table:table-cell office:value-type="float" office:value="0">
            <text:p/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01">
            <text:p>601</text:p>
          </table:table-cell>
          <table:table-cell office:value-type="float" office:value="44">
            <text:p>44</text:p>
          </table:table-cell>
          <table:table-cell office:value-type="float" office:value="505">
            <text:p>505</text:p>
          </table:table-cell>
          <table:table-cell office:value-type="float" office:value="52">
            <text:p>5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rie County Sheriff's Office">
            <text:p>Erie County Sheriff's Office</text:p>
          </table:table-cell>
          <table:table-cell office:value-type="float" office:value="23673">
            <text:p>2367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irfield County Sheriff's Office">
            <text:p>Fairfield County Sheriff's Office</text:p>
          </table:table-cell>
          <table:table-cell office:value-type="float" office:value="77431">
            <text:p>7743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8">
            <text:p>18</text:p>
          </table:table-cell>
          <table:table-cell office:value-type="float" office:value="450">
            <text:p>450</text:p>
          </table:table-cell>
          <table:table-cell office:value-type="float" office:value="46">
            <text:p>46</text:p>
          </table:table-cell>
          <table:table-cell office:value-type="float" office:value="364">
            <text:p>364</text:p>
          </table:table-cell>
          <table:table-cell office:value-type="float" office:value="40">
            <text:p>40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yette County Sheriff's Office">
            <text:p>Fayette County Sheriff's Office</text:p>
          </table:table-cell>
          <table:table-cell office:value-type="float" office:value="14209">
            <text:p>14209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ranklin County Sheriff's Office">
            <text:p>Franklin County Sheriff's Office</text:p>
          </table:table-cell>
          <table:table-cell office:value-type="float" office:value="55803">
            <text:p>55803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6">
            <text:p>246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lton County Sheriff's Office">
            <text:p>Fulton County Sheriff's Office</text:p>
          </table:table-cell>
          <table:table-cell office:value-type="float" office:value="21934">
            <text:p>21934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llia County Sheriff's Office">
            <text:p>Gallia County Sheriff's Office</text:p>
          </table:table-cell>
          <table:table-cell office:value-type="float" office:value="25021">
            <text:p>2502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auga County Sheriff's Office">
            <text:p>Geauga County Sheriff's Office</text:p>
          </table:table-cell>
          <table:table-cell office:value-type="float" office:value="53750">
            <text:p>53750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reene County Sheriff's Office">
            <text:p>Greene County Sheriff's Office</text:p>
          </table:table-cell>
          <table:table-cell office:value-type="float" office:value="33859">
            <text:p>33859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amilton County Sheriff's Office">
            <text:p>Hamilton County Sheriff's Office</text:p>
          </table:table-cell>
          <table:table-cell office:value-type="float" office:value="118395">
            <text:p>118395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903">
            <text:p>903</text:p>
          </table:table-cell>
          <table:table-cell office:value-type="float" office:value="55">
            <text:p>55</text:p>
          </table:table-cell>
          <table:table-cell office:value-type="float" office:value="797">
            <text:p>797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ancock County Sheriff's Office">
            <text:p>Hancock County Sheriff's Office</text:p>
          </table:table-cell>
          <table:table-cell office:value-type="float" office:value="29892">
            <text:p>29892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arrison County Sheriff's Office">
            <text:p>Harrison County Sheriff's Office</text:p>
          </table:table-cell>
          <table:table-cell office:value-type="float" office:value="10509">
            <text:p>10509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nry County Sheriff's Office">
            <text:p>Henry County Sheriff's Office</text:p>
          </table:table-cell>
          <table:table-cell office:value-type="float" office:value="17103">
            <text:p>17103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ighland County Sheriff's Office">
            <text:p>Highland County Sheriff's Office</text:p>
          </table:table-cell>
          <table:table-cell office:value-type="float" office:value="29110">
            <text:p>2911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ocking County Sheriff's Office">
            <text:p>Hocking County Sheriff's Office</text:p>
          </table:table-cell>
          <table:table-cell office:value-type="float" office:value="20755">
            <text:p>20755</text:p>
          </table:table-cell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ckson County Sheriff's Office">
            <text:p>Jackson County Sheriff's Office</text:p>
          </table:table-cell>
          <table:table-cell office:value-type="float" office:value="18938">
            <text:p>1893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efferson County Sheriff's Office">
            <text:p>Jefferson County Sheriff's Office</text:p>
          </table:table-cell>
          <table:table-cell office:value-type="float" office:value="18014">
            <text:p>18014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nox County Sheriff's Office">
            <text:p>Knox County Sheriff's Office</text:p>
          </table:table-cell>
          <table:table-cell office:value-type="float" office:value="42419">
            <text:p>42419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wrence County Sheriff's Office">
            <text:p>Lawrence County Sheriff's Office</text:p>
          </table:table-cell>
          <table:table-cell office:value-type="float" office:value="39369">
            <text:p>39369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float" office:value="35">
            <text:p>35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cking County Sheriff's Office">
            <text:p>Licking County Sheriff's Office</text:p>
          </table:table-cell>
          <table:table-cell office:value-type="float" office:value="67832">
            <text:p>67832</text:p>
          </table:table-cell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85">
            <text:p>485</text:p>
          </table:table-cell>
          <table:table-cell office:value-type="float" office:value="114">
            <text:p>114</text:p>
          </table:table-cell>
          <table:table-cell office:value-type="float" office:value="315">
            <text:p>315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gan County Sheriff's Office">
            <text:p>Logan County Sheriff's Office</text:p>
          </table:table-cell>
          <table:table-cell office:value-type="float" office:value="25467">
            <text:p>25467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rain County Sheriff's Office">
            <text:p>Lorain County Sheriff's Office</text:p>
          </table:table-cell>
          <table:table-cell office:value-type="float" office:value="56258">
            <text:p>56258</text:p>
          </table:table-cell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83">
            <text:p>283</text:p>
          </table:table-cell>
          <table:table-cell office:value-type="float" office:value="74">
            <text:p>74</text:p>
          </table:table-cell>
          <table:table-cell office:value-type="float" office:value="196">
            <text:p>196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cas County Sheriff's Office">
            <text:p>Lucas County Sheriff's Office</text:p>
          </table:table-cell>
          <table:table-cell office:value-type="float" office:value="52506">
            <text:p>5250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16">
            <text:p>416</text:p>
          </table:table-cell>
          <table:table-cell office:value-type="float" office:value="36">
            <text:p>36</text:p>
          </table:table-cell>
          <table:table-cell office:value-type="float" office:value="310">
            <text:p>310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dison County Sheriff's Office">
            <text:p>Madison County Sheriff's Office</text:p>
          </table:table-cell>
          <table:table-cell office:value-type="float" office:value="26111">
            <text:p>261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honing County Sheriff's Office">
            <text:p>Mahoning County Sheriff's Office</text:p>
          </table:table-cell>
          <table:table-cell office:value-type="float" office:value="15866">
            <text:p>15866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dina County Sheriff's Office">
            <text:p>Medina County Sheriff's Office</text:p>
          </table:table-cell>
          <table:table-cell office:value-type="float" office:value="48510">
            <text:p>48510</text:p>
          </table:table-cell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igs County Sheriff's Office">
            <text:p>Meigs County Sheriff's Office</text:p>
          </table:table-cell>
          <table:table-cell office:value-type="float" office:value="16360">
            <text:p>16360</text:p>
          </table:table-cell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ami County Sheriff's Office">
            <text:p>Miami County Sheriff's Office</text:p>
          </table:table-cell>
          <table:table-cell office:value-type="float" office:value="39104">
            <text:p>3910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onroe County Sheriff's Office">
            <text:p>Monroe County Sheriff's Office</text:p>
          </table:table-cell>
          <table:table-cell office:value-type="float" office:value="11078">
            <text:p>110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ontgomery County Sheriff's Office">
            <text:p>Montgomery County Sheriff's Office</text:p>
          </table:table-cell>
          <table:table-cell office:value-type="float" office:value="64101">
            <text:p>64101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office:value-type="float" office:value="547">
            <text:p>547</text:p>
          </table:table-cell>
          <table:table-cell office:value-type="float" office:value="112">
            <text:p>112</text:p>
          </table:table-cell>
          <table:table-cell office:value-type="float" office:value="337">
            <text:p>337</text:p>
          </table:table-cell>
          <table:table-cell office:value-type="float" office:value="98">
            <text:p>9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organ County Sheriff's Office">
            <text:p>Morgan County Sheriff's Office</text:p>
          </table:table-cell>
          <table:table-cell office:value-type="float" office:value="11976">
            <text:p>11976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orrow County Sheriff's Office">
            <text:p>Morrow County Sheriff's Office</text:p>
          </table:table-cell>
          <table:table-cell office:value-type="float" office:value="29699">
            <text:p>2969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uskingum County Sheriff's Office">
            <text:p>Muskingum County Sheriff's Office</text:p>
          </table:table-cell>
          <table:table-cell office:value-type="float" office:value="53778">
            <text:p>53778</text:p>
          </table:table-cell>
          <table:table-cell office:value-type="float" office:value="74">
            <text:p>74</text:p>
          </table:table-cell>
          <table:table-cell office:value-type="float" office:value="0">
            <text:p/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64">
            <text:p>264</text:p>
          </table:table-cell>
          <table:table-cell office:value-type="float" office:value="54">
            <text:p>54</text:p>
          </table:table-cell>
          <table:table-cell office:value-type="float" office:value="192">
            <text:p>192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ulding County Sheriff's Office">
            <text:p>Paulding County Sheriff's Office</text:p>
          </table:table-cell>
          <table:table-cell office:value-type="float" office:value="13227">
            <text:p>1322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rry County Sheriff's Office">
            <text:p>Perry County Sheriff's Office</text:p>
          </table:table-cell>
          <table:table-cell office:value-type="float" office:value="22617">
            <text:p>22617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ickaway County Sheriff's Office">
            <text:p>Pickaway County Sheriff's Office</text:p>
          </table:table-cell>
          <table:table-cell office:value-type="float" office:value="34972">
            <text:p>34972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9">
            <text:p>249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ike County Sheriff's Office">
            <text:p>Pike County Sheriff's Office</text:p>
          </table:table-cell>
          <table:table-cell office:value-type="float" office:value="20769">
            <text:p>20769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rtage County Sheriff's Office">
            <text:p>Portage County Sheriff's Office</text:p>
          </table:table-cell>
          <table:table-cell office:value-type="float" office:value="69516">
            <text:p>6951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21">
            <text:p>321</text:p>
          </table:table-cell>
          <table:table-cell office:value-type="float" office:value="63">
            <text:p>63</text:p>
          </table:table-cell>
          <table:table-cell office:value-type="float" office:value="223">
            <text:p>223</text:p>
          </table:table-cell>
          <table:table-cell office:value-type="float" office:value="35">
            <text:p>3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eble County Sheriff's Office">
            <text:p>Preble County Sheriff's Office</text:p>
          </table:table-cell>
          <table:table-cell office:value-type="float" office:value="25026">
            <text:p>25026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utnam County Sheriff's Office">
            <text:p>Putnam County Sheriff's Office</text:p>
          </table:table-cell>
          <table:table-cell office:value-type="float" office:value="20775">
            <text:p>20775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ichland County Sheriff's Office">
            <text:p>Richland County Sheriff's Office</text:p>
          </table:table-cell>
          <table:table-cell office:value-type="float" office:value="52872">
            <text:p>52872</text:p>
          </table:table-cell>
          <table:table-cell office:value-type="float" office:value="47">
            <text:p>47</text:p>
          </table:table-cell>
          <table:table-cell office:value-type="float" office:value="0">
            <text:p/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2">
            <text:p>292</text:p>
          </table:table-cell>
          <table:table-cell office:value-type="float" office:value="30">
            <text:p>30</text:p>
          </table:table-cell>
          <table:table-cell office:value-type="float" office:value="235">
            <text:p>235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s County Sheriff's Office">
            <text:p>Ross County Sheriff's Office</text:p>
          </table:table-cell>
          <table:table-cell office:value-type="float" office:value="54744">
            <text:p>54744</text:p>
          </table:table-cell>
          <table:table-cell office:value-type="float" office:value="41">
            <text:p>41</text:p>
          </table:table-cell>
          <table:table-cell office:value-type="float" office:value="0">
            <text:p/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02">
            <text:p>402</text:p>
          </table:table-cell>
          <table:table-cell office:value-type="float" office:value="83">
            <text:p>83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helby County Sheriff's Office">
            <text:p>Shelby County Sheriff's Office</text:p>
          </table:table-cell>
          <table:table-cell office:value-type="float" office:value="22964">
            <text:p>22964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tark County Sheriff's Office">
            <text:p>Stark County Sheriff's Office</text:p>
          </table:table-cell>
          <table:table-cell office:value-type="float" office:value="115581">
            <text:p>115581</text:p>
          </table:table-cell>
          <table:table-cell office:value-type="float" office:value="67">
            <text:p>67</text:p>
          </table:table-cell>
          <table:table-cell office:value-type="float" office:value="0">
            <text:p/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812">
            <text:p>812</text:p>
          </table:table-cell>
          <table:table-cell office:value-type="float" office:value="191">
            <text:p>191</text:p>
          </table:table-cell>
          <table:table-cell office:value-type="float" office:value="554">
            <text:p>554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ummit County Sheriff's Office">
            <text:p>Summit County Sheriff's Office</text:p>
          </table:table-cell>
          <table:table-cell office:value-type="float" office:value="50834">
            <text:p>50834</text:p>
          </table:table-cell>
          <table:table-cell office:value-type="float" office:value="88">
            <text:p>88</text:p>
          </table:table-cell>
          <table:table-cell office:value-type="float" office:value="0">
            <text:p/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659">
            <text:p>659</text:p>
          </table:table-cell>
          <table:table-cell office:value-type="float" office:value="53">
            <text:p>53</text:p>
          </table:table-cell>
          <table:table-cell office:value-type="float" office:value="557">
            <text:p>557</text:p>
          </table:table-cell>
          <table:table-cell office:value-type="float" office:value="49">
            <text:p>4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umbull County Sheriff's Office">
            <text:p>Trumbull County Sheriff's Office</text:p>
          </table:table-cell>
          <table:table-cell office:value-type="float" office:value="26397">
            <text:p>26397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uscarawas County Sheriff's Office">
            <text:p>Tuscarawas County Sheriff's Office</text:p>
          </table:table-cell>
          <table:table-cell office:value-type="float" office:value="40461">
            <text:p>4046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1">
            <text:p>161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nion County Sheriff's Office">
            <text:p>Union County Sheriff's Office</text:p>
          </table:table-cell>
          <table:table-cell office:value-type="float" office:value="32234">
            <text:p>32234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an Wert County Sheriff's Office">
            <text:p>Van Wert County Sheriff's Office</text:p>
          </table:table-cell>
          <table:table-cell office:value-type="float" office:value="13421">
            <text:p>13421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nton County Sheriff's Office">
            <text:p>Vinton County Sheriff's Office</text:p>
          </table:table-cell>
          <table:table-cell office:value-type="float" office:value="10125">
            <text:p>1012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arren County Sheriff's Office">
            <text:p>Warren County Sheriff's Office</text:p>
          </table:table-cell>
          <table:table-cell office:value-type="float" office:value="100673">
            <text:p>100673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float" office:value="358">
            <text:p>358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ashington County Sheriff's Office">
            <text:p>Washington County Sheriff's Office</text:p>
          </table:table-cell>
          <table:table-cell office:value-type="float" office:value="36671">
            <text:p>36671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ayne County Sheriff's Office">
            <text:p>Wayne County Sheriff's Office</text:p>
          </table:table-cell>
          <table:table-cell office:value-type="float" office:value="61796">
            <text:p>61796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9">
            <text:p>19</text:p>
          </table:table-cell>
          <table:table-cell office:value-type="float" office:value="309">
            <text:p>309</text:p>
          </table:table-cell>
          <table:table-cell office:value-type="float" office:value="81">
            <text:p>81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ood County Sheriff's Office">
            <text:p>Wood County Sheriff's Office</text:p>
          </table:table-cell>
          <table:table-cell office:value-type="float" office:value="29158">
            <text:p>29158</text:p>
          </table:table-cell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161">
            <text:p>161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